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0.59pt"/>
    </style:style>
    <style:style style:name="co2" style:family="table-column">
      <style:table-column-properties fo:break-before="auto" style:column-width="146.6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53.09pt"/>
    </style:style>
    <style:style style:name="co5" style:family="table-column">
      <style:table-column-properties fo:break-before="auto" style:column-width="73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00" style:cell-protect="none" style:print-content="true"/>
    </style:style>
    <style:style style:name="ce5" style:family="table-cell" style:parent-style-name="Default" style:data-style-name="N99"/>
  </office:automatic-styles>
  <office:body>
    <office:spreadsheet>
      <table:calculation-settings table:automatic-find-labels="false"/>
      <table:table table:name="PaimE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Koiran nimi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ekisterinnumero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uokka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Käyttäytyminen hyväksytty</text:p>
          </table:table-cell>
          <table:table-cell office:value-type="string" calcext:value-type="string">
            <text:p>kayttaytyminen-hyvaksytty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Käyttäytyminen hylätty</text:p>
          </table:table-cell>
          <table:table-cell office:value-type="string" calcext:value-type="string">
            <text:p>kayttaytyminen-hylatty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calcext:value-type="string">
            <text:p>Max</text:p>
          </table:table-cell>
          <table:table-cell office:value-type="string" calcext:value-type="string">
            <text:p>Vähennykset</text:p>
          </table:table-cell>
          <table:table-cell office:value-type="string" calcext:value-type="string">
            <text:p>Pisteet</text:p>
          </table:table-cell>
          <table:table-cell office:value-type="string" calcext:value-type="string">
            <text:p>Kommentit</text:p>
          </table:table-cell>
        </table:table-row>
        <table:table-row table:style-name="ro1">
          <table:table-cell table:style-name="ce1" office:value-type="string" calcext:value-type="string">
            <text:p>Karsina tai aitaus,max 2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Häkistä otto</text:p>
          </table:table-cell>
          <table:table-cell office:value-type="string" calcext:value-type="string">
            <text:p>hakki-ulos</text:p>
          </table:table-cell>
          <table:table-cell table:style-name="ce4" table:number-columns-repeated="2"/>
          <table:table-cell table:formula="of:=[.C10]-[.D10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Uudelleen häkitys</text:p>
          </table:table-cell>
          <table:table-cell office:value-type="string" calcext:value-type="string">
            <text:p>hakki-sisaan</text:p>
          </table:table-cell>
          <table:table-cell table:style-name="ce4" table:number-columns-repeated="2"/>
          <table:table-cell table:formula="of:=[.C11]-[.D11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Kuljetus/Ohjaaminen, max 20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2" office:value-type="string" calcext:value-type="string">
            <text:p>Siirtymiset</text:p>
          </table:table-cell>
          <table:table-cell office:value-type="string" calcext:value-type="string">
            <text:p>siirtymiset</text:p>
          </table:table-cell>
          <table:table-cell table:style-name="ce4" table:number-columns-repeated="2"/>
          <table:table-cell table:formula="of:=[.C13]-[.D13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Laidunnus, max 2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Laidunnus</text:p>
          </table:table-cell>
          <table:table-cell office:value-type="string" calcext:value-type="string">
            <text:p>laidunnus</text:p>
          </table:table-cell>
          <table:table-cell table:style-name="ce4" table:number-columns-repeated="2"/>
          <table:table-cell table:formula="of:=[.C15]-[.D15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Pysähdys, max 10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3" office:value-type="string" calcext:value-type="string">
            <text:p>Pysähdys</text:p>
          </table:table-cell>
          <table:table-cell table:style-name="ce3" office:value-type="string" calcext:value-type="string">
            <text:p>pysaytys-1</text:p>
          </table:table-cell>
          <table:table-cell table:style-name="ce4" table:number-columns-repeated="2"/>
          <table:table-cell table:formula="of:=[.C17]-[.D17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Suorituksen laatu, max 30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2" office:value-type="string" calcext:value-type="string">
            <text:p>Käskyt</text:p>
          </table:table-cell>
          <table:table-cell office:value-type="string" calcext:value-type="string">
            <text:p>kaskyt</text:p>
          </table:table-cell>
          <table:table-cell table:style-name="ce4" table:number-columns-repeated="2"/>
          <table:table-cell table:formula="of:=[.C19]-[.D19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Tottelevaisuus</text:p>
          </table:table-cell>
          <table:table-cell office:value-type="string" calcext:value-type="string">
            <text:p>tottelevaisuus</text:p>
          </table:table-cell>
          <table:table-cell table:style-name="ce4" table:number-columns-repeated="2"/>
          <table:table-cell table:formula="of:=[.C20]-[.D20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Aktiivisuus</text:p>
          </table:table-cell>
          <table:table-cell office:value-type="string" calcext:value-type="string">
            <text:p>aktiivisuus</text:p>
          </table:table-cell>
          <table:table-cell table:style-name="ce4" table:number-columns-repeated="2"/>
          <table:table-cell table:formula="of:=[.C21]-[.D21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Pisteet yhteensä</text:p>
          </table:table-cell>
          <table:table-cell table:style-name="ce3" office:value-type="string" calcext:value-type="string">
            <text:p>pisteet</text:p>
          </table:table-cell>
          <table:table-cell table:number-columns-repeated="2"/>
          <table:table-cell table:formula="of:=SUM([.E10:.E21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uoritusaika</text:p>
          </table:table-cell>
          <table:table-cell office:value-type="string" calcext:value-type="string">
            <text:p>aika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Keskeytettiin</text:p>
          </table:table-cell>
          <table:table-cell office:value-type="string" calcext:value-type="string">
            <text:p>keskeytettiin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Keskeytyksen syy</text:p>
          </table:table-cell>
          <table:table-cell office:value-type="string" calcext:value-type="string">
            <text:p>keskeytys-syy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Keskeytti</text:p>
          </table:table-cell>
          <table:table-cell office:value-type="string" calcext:value-type="string">
            <text:p>keskeytti</text:p>
          </table:table-cell>
          <table:table-cell table:style-name="ce4"/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rinomainen</text:p>
          </table:table-cell>
          <table:table-cell office:value-type="string" calcext:value-type="string">
            <text:p>erinomainen</text:p>
          </table:table-cell>
          <table:table-cell table:formula="of:=IF(AND([.C25]&lt;&gt;&quot;&quot;; [.C5]=&quot;x&quot;; [.C26]=&quot;&quot;; [.C28]=&quot;&quot;;[.E23]&gt;=90);&quot;x&quot;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rittäin hyvä</text:p>
          </table:table-cell>
          <table:table-cell office:value-type="string" calcext:value-type="string">
            <text:p>erittain-hyva</text:p>
          </table:table-cell>
          <table:table-cell table:formula="of:=IF(AND([.C25]&lt;&gt;&quot;&quot;; [.C5]=&quot;x&quot;; [.C26]=&quot;&quot;; [.C28]=&quot;&quot;;80&lt;=[.E23];[.E23]&lt;90);&quot;x&quot;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Hyvä</text:p>
          </table:table-cell>
          <table:table-cell office:value-type="string" calcext:value-type="string">
            <text:p>hyva</text:p>
          </table:table-cell>
          <table:table-cell table:formula="of:=IF(AND([.C25]&lt;&gt;&quot;&quot;; [.C5]=&quot;x&quot;; [.C26]=&quot;&quot;; [.C28]=&quot;&quot;;70&lt;=[.E23];[.E23]&lt;80);&quot;x&quot;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Tyydyttävä</text:p>
          </table:table-cell>
          <table:table-cell office:value-type="string" calcext:value-type="string">
            <text:p>tyydyttava</text:p>
          </table:table-cell>
          <table:table-cell table:formula="of:=IF(AND([.C25]&lt;&gt;&quot;&quot;; [.C5]=&quot;x&quot;; [.C26]=&quot;&quot;; [.C28]=&quot;&quot;;60&lt;=[.E23];[.E23]&lt;70);&quot;x&quot;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i tulosta</text:p>
          </table:table-cell>
          <table:table-cell office:value-type="string" calcext:value-type="string">
            <text:p>ei-tulosta</text:p>
          </table:table-cell>
          <table:table-cell table:style-name="ce5" table:formula="of:=IF(AND([.C25]&lt;&gt;&quot;&quot;;OR([.C5]&lt;&gt;&quot;x&quot;;[.C26]&lt;&gt;&quot;&quot;;[.C28]&lt;&gt;&quot;&quot;;[.E23]&lt;60));&quot;x&quot;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Koulutustunnus</text:p>
          </table:table-cell>
          <table:table-cell office:value-type="string" calcext:value-type="string">
            <text:p>koulutustunnus</text:p>
          </table:table-cell>
          <table:table-cell table:formula="of:=IF(AND([.C25]&lt;&gt;&quot;&quot;; [.C5]=&quot;x&quot;; [.C26]=&quot;&quot;; [.C28]=&quot;&quot;;[.E23]&gt;=60);&quot;x&quot;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of</text:p>
          </table:table-cell>
          <table:table-cell table:number-columns-repeated="4"/>
        </table:table-row>
      </table:table>
      <table:table table:name="Paim1" table:style-name="ta1">
        <table:table-column table:style-name="co1" table:default-cell-style-name="Default"/>
        <table:table-column table:style-name="co5" table:default-cell-style-name="ce2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Koiran nimi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ekisterinnumero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uokka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calcext:value-type="string">
            <text:p>Max</text:p>
          </table:table-cell>
          <table:table-cell office:value-type="string" calcext:value-type="string">
            <text:p>Vähennykset</text:p>
          </table:table-cell>
          <table:table-cell office:value-type="string" calcext:value-type="string">
            <text:p>Pisteet</text:p>
          </table:table-cell>
          <table:table-cell office:value-type="string" calcext:value-type="string">
            <text:p>Kommentit</text:p>
          </table:table-cell>
        </table:table-row>
        <table:table-row table:style-name="ro1">
          <table:table-cell table:style-name="ce1" office:value-type="string" calcext:value-type="string">
            <text:p>Karsina tai aitaus, vartiointi,max 25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Häkistä otto</text:p>
          </table:table-cell>
          <table:table-cell office:value-type="string" calcext:value-type="string">
            <text:p>hakki-ulos</text:p>
          </table:table-cell>
          <table:table-cell table:style-name="ce4" table:number-columns-repeated="2"/>
          <table:table-cell table:formula="of:=[.C7]-[.D7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Uudelleen häkitys</text:p>
          </table:table-cell>
          <table:table-cell office:value-type="string" calcext:value-type="string">
            <text:p>hakki-sisaan</text:p>
          </table:table-cell>
          <table:table-cell table:style-name="ce4" table:number-columns-repeated="2"/>
          <table:table-cell table:formula="of:=[.C8]-[.D8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Vartioiminen ja hyppy</text:p>
          </table:table-cell>
          <table:table-cell office:value-type="string" calcext:value-type="string">
            <text:p>vartioiminen</text:p>
          </table:table-cell>
          <table:table-cell table:style-name="ce4" table:number-columns-repeated="2"/>
          <table:table-cell table:formula="of:=[.C9]-[.D9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Kuljetus/hallinta, max 20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2" office:value-type="string" calcext:value-type="string">
            <text:p>Siirtymiset</text:p>
          </table:table-cell>
          <table:table-cell office:value-type="string" calcext:value-type="string">
            <text:p>siirtymiset</text:p>
          </table:table-cell>
          <table:table-cell table:style-name="ce4" table:number-columns-repeated="2"/>
          <table:table-cell table:formula="of:=[.C11]-[.D11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Laidunnus, lampaan kiinniotto</text:p>
          </table:table-cell>
          <table:table-cell office:value-type="string" calcext:value-type="string">
            <text:p>laidunnus</text:p>
          </table:table-cell>
          <table:table-cell table:style-name="ce4" table:number-columns-repeated="2"/>
          <table:table-cell table:formula="of:=[.C12]-[.D12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/>
          <table:table-cell office:value-type="string" calcext:value-type="string">
            <text:p>kuljetus-3</text:p>
          </table:table-cell>
          <table:table-cell table:style-name="ce4" table:number-columns-repeated="2"/>
          <table:table-cell table:formula="of:=[.C13]-[.D13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Suorituksen laatu, max 30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2" office:value-type="string" calcext:value-type="string">
            <text:p>Käskyt</text:p>
          </table:table-cell>
          <table:table-cell office:value-type="string" calcext:value-type="string">
            <text:p>kaskyt</text:p>
          </table:table-cell>
          <table:table-cell table:style-name="ce4" table:number-columns-repeated="2"/>
          <table:table-cell table:formula="of:=[.C15]-[.D15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Tottelevaisuus</text:p>
          </table:table-cell>
          <table:table-cell office:value-type="string" calcext:value-type="string">
            <text:p>tottelevaisuus</text:p>
          </table:table-cell>
          <table:table-cell table:style-name="ce4" table:number-columns-repeated="2"/>
          <table:table-cell table:formula="of:=[.C16]-[.D16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Aktiivisuus</text:p>
          </table:table-cell>
          <table:table-cell office:value-type="string" calcext:value-type="string">
            <text:p>aktiivisuus</text:p>
          </table:table-cell>
          <table:table-cell table:style-name="ce4" table:number-columns-repeated="2"/>
          <table:table-cell table:formula="of:=[.C17]-[.D17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Pisteet yhteensä</text:p>
          </table:table-cell>
          <table:table-cell table:style-name="ce3" office:value-type="string" calcext:value-type="string">
            <text:p>pisteet</text:p>
          </table:table-cell>
          <table:table-cell table:number-columns-repeated="2"/>
          <table:table-cell table:formula="of:=SUM([.E7:.E17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uoritusaika</text:p>
          </table:table-cell>
          <table:table-cell office:value-type="string" calcext:value-type="string">
            <text:p>aika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Keskeytettiin</text:p>
          </table:table-cell>
          <table:table-cell office:value-type="string" calcext:value-type="string">
            <text:p>keskeytettiin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Keskeytyksen syy</text:p>
          </table:table-cell>
          <table:table-cell office:value-type="string" calcext:value-type="string">
            <text:p>keskeytys-syy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Keskeytti</text:p>
          </table:table-cell>
          <table:table-cell office:value-type="string" calcext:value-type="string">
            <text:p>keskeytti</text:p>
          </table:table-cell>
          <table:table-cell table:style-name="ce4"/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rinomainen</text:p>
          </table:table-cell>
          <table:table-cell office:value-type="string" calcext:value-type="string">
            <text:p>erinomainen</text:p>
          </table:table-cell>
          <table:table-cell table:formula="of:=IF(AND([.C21]&lt;&gt;&quot;&quot;; [.C22]=&quot;&quot;;[.C24]=&quot;&quot;;[.E19]&gt;=60);&quot;x&quot;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rittäin hyvä</text:p>
          </table:table-cell>
          <table:table-cell office:value-type="string" calcext:value-type="string">
            <text:p>erittain-hyva</text:p>
          </table:table-cell>
          <table:table-cell table:formula="of:=IF(AND([.C21]&lt;&gt;&quot;&quot;; [.C22]=&quot;&quot;;[.C24]=&quot;&quot;;52.5&lt;=[.E19];[.E19]&lt;60);&quot;x&quot;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Hyvä</text:p>
          </table:table-cell>
          <table:table-cell office:value-type="string" calcext:value-type="string">
            <text:p>hyva</text:p>
          </table:table-cell>
          <table:table-cell table:formula="of:=IF(AND([.C21]&lt;&gt;&quot;&quot;; [.C22]=&quot;&quot;;[.C24]=&quot;&quot;;45&lt;=[.E19];[.E19]&lt;52.5);&quot;x&quot;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i tulosta</text:p>
          </table:table-cell>
          <table:table-cell office:value-type="string" calcext:value-type="string">
            <text:p>ei-tulosta</text:p>
          </table:table-cell>
          <table:table-cell table:formula="of:=IF(AND([.C21]&lt;&gt;&quot;&quot;; OR([.C22]&lt;&gt;&quot;&quot;;[.C24]&lt;&gt;&quot;&quot;;[.E19]&lt;45));&quot;x&quot;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Koulutustunnus</text:p>
          </table:table-cell>
          <table:table-cell office:value-type="string" calcext:value-type="string">
            <text:p>koulutustunnus</text:p>
          </table:table-cell>
          <table:table-cell table:formula="of:=IF(AND([.C21]&lt;&gt;&quot;&quot;; [.C22]=&quot;&quot;;[.C24]=&quot;&quot;;[.E19]&gt;=52.5);&quot;x&quot;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of</text:p>
          </table:table-cell>
          <table:table-cell table:number-columns-repeated="4"/>
        </table:table-row>
      </table:table>
      <table:table table:name="Paim2" table:style-name="ta1">
        <table:table-column table:style-name="co1" table:default-cell-style-name="Default"/>
        <table:table-column table:style-name="co5" table:default-cell-style-name="ce2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Koiran nimi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ekisterinnumero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uokka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calcext:value-type="string">
            <text:p>Max</text:p>
          </table:table-cell>
          <table:table-cell office:value-type="string" calcext:value-type="string">
            <text:p>Vähennykset</text:p>
          </table:table-cell>
          <table:table-cell office:value-type="string" calcext:value-type="string">
            <text:p>Pisteet</text:p>
          </table:table-cell>
          <table:table-cell office:value-type="string" calcext:value-type="string">
            <text:p>Kommentit</text:p>
          </table:table-cell>
        </table:table-row>
        <table:table-row table:style-name="ro1">
          <table:table-cell table:style-name="ce1" office:value-type="string" calcext:value-type="string">
            <text:p>Karsina tai aitaus, vartiointi,max 25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Häkistä otto</text:p>
          </table:table-cell>
          <table:table-cell office:value-type="string" calcext:value-type="string">
            <text:p>hakki-ulos</text:p>
          </table:table-cell>
          <table:table-cell table:style-name="ce4" table:number-columns-repeated="2"/>
          <table:table-cell table:formula="of:=[.C7]-[.D7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Uudelleen häkitys</text:p>
          </table:table-cell>
          <table:table-cell office:value-type="string" calcext:value-type="string">
            <text:p>hakki-sisaan</text:p>
          </table:table-cell>
          <table:table-cell table:style-name="ce4" table:number-columns-repeated="2"/>
          <table:table-cell table:formula="of:=[.C8]-[.D8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Vartioiminen ja hyppy</text:p>
          </table:table-cell>
          <table:table-cell office:value-type="string" calcext:value-type="string">
            <text:p>vartioiminen</text:p>
          </table:table-cell>
          <table:table-cell table:style-name="ce4" table:number-columns-repeated="2"/>
          <table:table-cell table:formula="of:=[.C9]-[.D9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Hankala kulkuväylä, max 15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/>
          <table:table-cell table:style-name="ce3" office:value-type="string" calcext:value-type="string">
            <text:p>kulkuvayla-1</text:p>
          </table:table-cell>
          <table:table-cell table:style-name="ce4" table:number-columns-repeated="2"/>
          <table:table-cell table:formula="of:=[.C11]-[.D11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/>
          <table:table-cell table:style-name="ce3" office:value-type="string" calcext:value-type="string">
            <text:p>kulkuvayla-2</text:p>
          </table:table-cell>
          <table:table-cell table:style-name="ce4" table:number-columns-repeated="2"/>
          <table:table-cell table:formula="of:=[.C12]-[.D12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/>
          <table:table-cell table:style-name="ce3" office:value-type="string" calcext:value-type="string">
            <text:p>kulkuvayla-3</text:p>
          </table:table-cell>
          <table:table-cell table:style-name="ce4" table:number-columns-repeated="2"/>
          <table:table-cell table:formula="of:=[.C13]-[.D13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Kuljetus/hallinta, max 20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2" office:value-type="string" calcext:value-type="string">
            <text:p>Siirtymiset</text:p>
          </table:table-cell>
          <table:table-cell office:value-type="string" calcext:value-type="string">
            <text:p>siirtymiset</text:p>
          </table:table-cell>
          <table:table-cell table:style-name="ce4" table:number-columns-repeated="2"/>
          <table:table-cell table:formula="of:=[.C15]-[.D15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Laidunnus, lampaan kiinniotto</text:p>
          </table:table-cell>
          <table:table-cell office:value-type="string" calcext:value-type="string">
            <text:p>laidunnus</text:p>
          </table:table-cell>
          <table:table-cell table:style-name="ce4" table:number-columns-repeated="2"/>
          <table:table-cell table:formula="of:=[.C16]-[.D16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/>
          <table:table-cell office:value-type="string" calcext:value-type="string">
            <text:p>kuljetus-3</text:p>
          </table:table-cell>
          <table:table-cell table:style-name="ce4" table:number-columns-repeated="2"/>
          <table:table-cell table:formula="of:=[.C17]-[.D17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Pysäytys, max 10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3" office:value-type="string" calcext:value-type="string">
            <text:p>Pysäytys</text:p>
          </table:table-cell>
          <table:table-cell office:value-type="string" calcext:value-type="string">
            <text:p>pysaytys-1</text:p>
          </table:table-cell>
          <table:table-cell table:style-name="ce4" table:number-columns-repeated="2"/>
          <table:table-cell table:formula="of:=[.C19]-[.D19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Suorituksen laatu, max 30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2" office:value-type="string" calcext:value-type="string">
            <text:p>Käskyt</text:p>
          </table:table-cell>
          <table:table-cell office:value-type="string" calcext:value-type="string">
            <text:p>kaskyt</text:p>
          </table:table-cell>
          <table:table-cell table:style-name="ce4" table:number-columns-repeated="2"/>
          <table:table-cell table:formula="of:=[.C21]-[.D21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Tottelevaisuus</text:p>
          </table:table-cell>
          <table:table-cell office:value-type="string" calcext:value-type="string">
            <text:p>tottelevaisuus</text:p>
          </table:table-cell>
          <table:table-cell table:style-name="ce4" table:number-columns-repeated="2"/>
          <table:table-cell table:formula="of:=[.C22]-[.D22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Aktiivisuus</text:p>
          </table:table-cell>
          <table:table-cell office:value-type="string" calcext:value-type="string">
            <text:p>aktiivisuus</text:p>
          </table:table-cell>
          <table:table-cell table:style-name="ce4" table:number-columns-repeated="2"/>
          <table:table-cell table:formula="of:=[.C23]-[.D23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Pisteet yhteensä</text:p>
          </table:table-cell>
          <table:table-cell table:style-name="ce3" office:value-type="string" calcext:value-type="string">
            <text:p>pisteet</text:p>
          </table:table-cell>
          <table:table-cell table:number-columns-repeated="2"/>
          <table:table-cell table:formula="of:=SUM([.E7:.E23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uoritusaika</text:p>
          </table:table-cell>
          <table:table-cell office:value-type="string" calcext:value-type="string">
            <text:p>aika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Keskeytettiin</text:p>
          </table:table-cell>
          <table:table-cell office:value-type="string" calcext:value-type="string">
            <text:p>keskeytettiin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Keskeytyksen syy</text:p>
          </table:table-cell>
          <table:table-cell office:value-type="string" calcext:value-type="string">
            <text:p>keskeytys-syy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Keskeytti</text:p>
          </table:table-cell>
          <table:table-cell office:value-type="string" calcext:value-type="string">
            <text:p>keskeytti</text:p>
          </table:table-cell>
          <table:table-cell table:style-name="ce4"/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rinomainen</text:p>
          </table:table-cell>
          <table:table-cell office:value-type="string" calcext:value-type="string">
            <text:p>erinomainen</text:p>
          </table:table-cell>
          <table:table-cell table:formula="of:=IF(AND([.C27]&lt;&gt;&quot;&quot;; [.C28]=&quot;&quot;;[.C30]=&quot;&quot;;[.E25]&gt;=80);&quot;x&quot;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rittäin hyvä</text:p>
          </table:table-cell>
          <table:table-cell office:value-type="string" calcext:value-type="string">
            <text:p>erittain-hyva</text:p>
          </table:table-cell>
          <table:table-cell table:formula="of:=IF(AND([.C27]&lt;&gt;&quot;&quot;; [.C28]=&quot;&quot;;[.C30]=&quot;&quot;;60&lt;=[.E25];[.E25]&lt;70);&quot;x&quot;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Hyvä</text:p>
          </table:table-cell>
          <table:table-cell office:value-type="string" calcext:value-type="string">
            <text:p>hyva</text:p>
          </table:table-cell>
          <table:table-cell table:formula="of:=IF(AND([.C27]&lt;&gt;&quot;&quot;; [.C28]=&quot;&quot;;[.C30]=&quot;&quot;;60&lt;=[.E25];[.E25]&lt;70);&quot;x&quot;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i tulosta</text:p>
          </table:table-cell>
          <table:table-cell office:value-type="string" calcext:value-type="string">
            <text:p>ei-tulosta</text:p>
          </table:table-cell>
          <table:table-cell table:formula="of:=IF(AND([.C27]&lt;&gt;&quot;&quot;; OR([.C28]&lt;&gt;&quot;&quot;;[.C30]&lt;&gt;&quot;&quot;;[.E25]&lt;60));&quot;x&quot;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Koulutustunnus</text:p>
          </table:table-cell>
          <table:table-cell office:value-type="string" calcext:value-type="string">
            <text:p>koulutustunnus</text:p>
          </table:table-cell>
          <table:table-cell table:formula="of:=IF(AND([.C27]&lt;&gt;&quot;&quot;; [.C28]=&quot;&quot;;[.C30]=&quot;&quot;;[.E25]&gt;=70);&quot;x&quot;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of</text:p>
          </table:table-cell>
          <table:table-cell table:number-columns-repeated="4"/>
        </table:table-row>
      </table:table>
      <table:table table:name="Paim3" table:style-name="ta1">
        <table:table-column table:style-name="co1" table:default-cell-style-name="Default"/>
        <table:table-column table:style-name="co5" table:default-cell-style-name="ce2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Koiran nimi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ekisterinnumero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uokka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calcext:value-type="string">
            <text:p>Max</text:p>
          </table:table-cell>
          <table:table-cell office:value-type="string" calcext:value-type="string">
            <text:p>Vähennykset</text:p>
          </table:table-cell>
          <table:table-cell office:value-type="string" calcext:value-type="string">
            <text:p>Pisteet</text:p>
          </table:table-cell>
          <table:table-cell office:value-type="string" calcext:value-type="string">
            <text:p>Kommentit</text:p>
          </table:table-cell>
        </table:table-row>
        <table:table-row table:style-name="ro1">
          <table:table-cell table:style-name="ce1" office:value-type="string" calcext:value-type="string">
            <text:p>Karsina tai aitaus, vartiointi,max 25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Häkistä otto</text:p>
          </table:table-cell>
          <table:table-cell office:value-type="string" calcext:value-type="string">
            <text:p>hakki-ulos</text:p>
          </table:table-cell>
          <table:table-cell table:style-name="ce4" table:number-columns-repeated="2"/>
          <table:table-cell table:formula="of:=[.C7]-[.D7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Uudelleen häkitys</text:p>
          </table:table-cell>
          <table:table-cell office:value-type="string" calcext:value-type="string">
            <text:p>hakki-sisaan</text:p>
          </table:table-cell>
          <table:table-cell table:style-name="ce4" table:number-columns-repeated="2"/>
          <table:table-cell table:formula="of:=[.C8]-[.D8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Vartioiminen ja hyppy</text:p>
          </table:table-cell>
          <table:table-cell office:value-type="string" calcext:value-type="string">
            <text:p>vartioiminen</text:p>
          </table:table-cell>
          <table:table-cell table:style-name="ce4" table:number-columns-repeated="2"/>
          <table:table-cell table:formula="of:=[.C9]-[.D9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Hankala kulkuväylä, max 25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/>
          <table:table-cell table:style-name="ce3" office:value-type="string" calcext:value-type="string">
            <text:p>kulkuvayla-1</text:p>
          </table:table-cell>
          <table:table-cell table:style-name="ce4" table:number-columns-repeated="2"/>
          <table:table-cell table:formula="of:=[.C11]-[.D11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/>
          <table:table-cell table:style-name="ce3" office:value-type="string" calcext:value-type="string">
            <text:p>kulkuvayla-2</text:p>
          </table:table-cell>
          <table:table-cell table:style-name="ce4" table:number-columns-repeated="2"/>
          <table:table-cell table:formula="of:=[.C12]-[.D12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/>
          <table:table-cell table:style-name="ce3" office:value-type="string" calcext:value-type="string">
            <text:p>kulkuvayla-3</text:p>
          </table:table-cell>
          <table:table-cell table:style-name="ce4" table:number-columns-repeated="2"/>
          <table:table-cell table:formula="of:=[.C13]-[.D13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/>
          <table:table-cell table:style-name="ce3" office:value-type="string" calcext:value-type="string">
            <text:p>kulkuvayla-4</text:p>
          </table:table-cell>
          <table:table-cell table:style-name="ce4" table:number-columns-repeated="2"/>
          <table:table-cell table:formula="of:=[.C14]-[.D14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Kuljetus/hallinta, max 50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2" office:value-type="string" calcext:value-type="string">
            <text:p>Siirtymiset</text:p>
          </table:table-cell>
          <table:table-cell office:value-type="string" calcext:value-type="string">
            <text:p>siirtymiset</text:p>
          </table:table-cell>
          <table:table-cell table:style-name="ce4" table:number-columns-repeated="2"/>
          <table:table-cell table:formula="of:=[.C16]-[.D16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Tieosuus</text:p>
          </table:table-cell>
          <table:table-cell office:value-type="string" calcext:value-type="string">
            <text:p>tie</text:p>
          </table:table-cell>
          <table:table-cell table:style-name="ce4" table:number-columns-repeated="2"/>
          <table:table-cell table:formula="of:=[.C17]-[.D17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Ajoneuvon ohitus</text:p>
          </table:table-cell>
          <table:table-cell office:value-type="string" calcext:value-type="string">
            <text:p>ajoneuvo</text:p>
          </table:table-cell>
          <table:table-cell table:style-name="ce4" table:number-columns-repeated="2"/>
          <table:table-cell table:formula="of:=[.C18]-[.D18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Laidunnus, lampaan kiinniotto</text:p>
          </table:table-cell>
          <table:table-cell office:value-type="string" calcext:value-type="string">
            <text:p>laidunnus</text:p>
          </table:table-cell>
          <table:table-cell table:style-name="ce4" table:number-columns-repeated="2"/>
          <table:table-cell table:formula="of:=[.C19]-[.D19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Pysäytys, max 20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3"/>
          <table:table-cell office:value-type="string" calcext:value-type="string">
            <text:p>pysaytys-1</text:p>
          </table:table-cell>
          <table:table-cell table:style-name="ce4" table:number-columns-repeated="2"/>
          <table:table-cell table:formula="of:=[.C21]-[.D21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3"/>
          <table:table-cell office:value-type="string" calcext:value-type="string">
            <text:p>pysaytys-2</text:p>
          </table:table-cell>
          <table:table-cell table:style-name="ce4" table:number-columns-repeated="2"/>
          <table:table-cell table:formula="of:=[.C22]-[.D22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Suorituksen laatu, max 30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2" office:value-type="string" calcext:value-type="string">
            <text:p>Käskyt</text:p>
          </table:table-cell>
          <table:table-cell office:value-type="string" calcext:value-type="string">
            <text:p>kaskyt</text:p>
          </table:table-cell>
          <table:table-cell table:style-name="ce4" table:number-columns-repeated="2"/>
          <table:table-cell table:formula="of:=[.C24]-[.D24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Tottelevaisuus</text:p>
          </table:table-cell>
          <table:table-cell office:value-type="string" calcext:value-type="string">
            <text:p>tottelevaisuus</text:p>
          </table:table-cell>
          <table:table-cell table:style-name="ce4" table:number-columns-repeated="2"/>
          <table:table-cell table:formula="of:=[.C25]-[.D25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Aktiivisuus</text:p>
          </table:table-cell>
          <table:table-cell office:value-type="string" calcext:value-type="string">
            <text:p>aktiivisuus</text:p>
          </table:table-cell>
          <table:table-cell table:style-name="ce4" table:number-columns-repeated="2"/>
          <table:table-cell table:formula="of:=[.C26]-[.D26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Pisteet yhteensä</text:p>
          </table:table-cell>
          <table:table-cell table:style-name="ce3" office:value-type="string" calcext:value-type="string">
            <text:p>pisteet</text:p>
          </table:table-cell>
          <table:table-cell table:number-columns-repeated="2"/>
          <table:table-cell table:formula="of:=SUM([.E7:.E26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uoritusaika</text:p>
          </table:table-cell>
          <table:table-cell office:value-type="string" calcext:value-type="string">
            <text:p>aika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Keskeytettiin</text:p>
          </table:table-cell>
          <table:table-cell office:value-type="string" calcext:value-type="string">
            <text:p>keskeytettiin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Keskeytyksen syy</text:p>
          </table:table-cell>
          <table:table-cell office:value-type="string" calcext:value-type="string">
            <text:p>keskeytys-syy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Keskeytti</text:p>
          </table:table-cell>
          <table:table-cell office:value-type="string" calcext:value-type="string">
            <text:p>keskeytti</text:p>
          </table:table-cell>
          <table:table-cell table:style-name="ce4"/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rinomainen</text:p>
          </table:table-cell>
          <table:table-cell office:value-type="string" calcext:value-type="string">
            <text:p>erinomainen</text:p>
          </table:table-cell>
          <table:table-cell table:formula="of:=IF(AND([.C30]&lt;&gt;&quot;&quot;; [.C31]=&quot;&quot;;[.C33]=&quot;&quot;;[.E28]&gt;=120);&quot;x&quot;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rittäin hyvä</text:p>
          </table:table-cell>
          <table:table-cell office:value-type="string" calcext:value-type="string">
            <text:p>erittain-hyva</text:p>
          </table:table-cell>
          <table:table-cell table:formula="of:=IF(AND(30&lt;&gt;&quot;&quot;; [.C31]=&quot;&quot;;[.C33]=&quot;&quot;;105&lt;=[.E28];[.E28]&lt;120);&quot;x&quot;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Hyvä</text:p>
          </table:table-cell>
          <table:table-cell office:value-type="string" calcext:value-type="string">
            <text:p>hyva</text:p>
          </table:table-cell>
          <table:table-cell table:formula="of:=IF(AND([.C30]&lt;&gt;&quot;&quot;; [.C31]=&quot;&quot;;[.C33]=&quot;&quot;;90&lt;=[.E28];[.E28]&lt;105);&quot;x&quot;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i tulosta</text:p>
          </table:table-cell>
          <table:table-cell office:value-type="string" calcext:value-type="string">
            <text:p>ei-tulosta</text:p>
          </table:table-cell>
          <table:table-cell table:formula="of:=IF(AND([.C30]&lt;&gt;&quot;&quot;; OR([.C31]&lt;&gt;&quot;&quot;;[.C33]&lt;&gt;&quot;&quot;;[.E28]&lt;90));&quot;x&quot;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Koulutustunnus</text:p>
          </table:table-cell>
          <table:table-cell office:value-type="string" calcext:value-type="string">
            <text:p>koulutustunnus</text:p>
          </table:table-cell>
          <table:table-cell table:formula="of:=IF(AND([.C30]&lt;&gt;&quot;&quot;; [.C31]=&quot;&quot;;[.C33]=&quot;&quot;;[.E28]&gt;=105);&quot;x&quot;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of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writing-mode="lr-tb" style:print="charts drawings formula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4">00/00/0000</text:date>, <text:time style:data-style-name="N2" text:time-value="14:01:11.2516553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9:42:48.275474919</meta:creation-date>
    <dc:date>2017-10-14T14:07:20.859480244</dc:date>
    <meta:editing-duration>PT12H17M</meta:editing-duration>
    <meta:editing-cycles>30</meta:editing-cycles>
    <meta:generator>LibreOffice/5.1.6.2$Linux_X86_64 LibreOffice_project/10m0$Build-2</meta:generator>
    <meta:print-date>2017-09-30T12:20:14.274886085</meta:print-date>
    <meta:document-statistic meta:table-count="4" meta:cell-count="288" meta:object-count="0"/>
  </office:meta>
</office:document-meta>
</file>